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PT Sans Narrow" svg:font-family="'PT Sans Narrow', sans-serif"/>
    <style:font-face style:name="PT Serif" svg:font-family="'PT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008611d" officeooo:paragraph-rsid="0008611d"/>
    </style:style>
    <style:style style:name="P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08611d"/>
    </style:style>
    <style:style style:name="T1" style:family="text">
      <style:text-properties fo:font-variant="normal" fo:text-transform="none" fo:color="#333332" style:font-name="PT Serif" fo:font-size="14pt" fo:letter-spacing="normal" fo:font-style="normal" fo:font-weight="normal"/>
    </style:style>
    <style:style style:name="T2" style:family="text">
      <style:text-properties fo:font-variant="normal" fo:text-transform="none" fo:color="#333332" style:font-name="PT Serif" fo:font-size="14pt" fo:letter-spacing="normal" fo:font-style="normal" fo:font-weight="normal" officeooo:rsid="0008611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sources</text:span></text:p>
      <text:p text:style-name="P1"><text:span text:style-name="T1"/></text:p>
      <text:p text:style-name="P1"><text:span text:style-name="T1">1. GPU Usage - </text:span><text:a xlink:type="simple" xlink:href="https://course.fast.ai/#using-a-gpu" text:style-name="Internet_20_link" text:visited-style-name="Visited_20_Internet_20_Link">https://course.fast.ai/#using-a-gpu</text:a></text:p>
      <text:p text:style-name="P2"><text:span text:style-name="T2"/></text:p>
      <text:p text:style-name="P2"><text:span text:style-name="T2">2. Haar cascade classifier - </text:span><text:a xlink:type="simple" xlink:href="https://docs.opencv.org/3.4/db/d28/tutorial_cascade_classifier.html" text:style-name="Internet_20_link" text:visited-style-name="Visited_20_Internet_20_Link"><text:span text:style-name="T1">https://docs.opencv.org/3.4/db/d28/tutorial_cascade_classifier.html</text:span></text:a></text:p>
      <text:p text:style-name="P2"><text:span text:style-name="T2"/></text:p>
      <text:p text:style-name="P2"><text:span text:style-name="T2">3. CNN and FC layers - </text:span><text:a xlink:type="simple" xlink:href="http://cs231n.github.io/convolutional-networks/#convert" text:style-name="Internet_20_link" text:visited-style-name="Visited_20_Internet_20_Link">http://cs231n.github.io/convolutional-networks/#convert</text:a></text:p>
      <text:p text:style-name="P2"><text:span text:style-name="T2"/></text:p>
      <text:p text:style-name="P2"><text:span text:style-name="T2">4. Datasets –</text:span></text:p>
      <text:p text:style-name="P2"><text:span text:style-name="T2"><text:tab/>1. YouTube faces -</text:span></text:p>
      <text:p text:style-name="P2"><text:span text:style-name="T2"><text:tab/></text:span><text:a xlink:type="simple" xlink:href="https://www.cs.tau.ac.il/~wolf/ytfaces/" text:style-name="Internet_20_link" text:visited-style-name="Visited_20_Internet_20_Link"><text:span text:style-name="T1">https://www.cs.tau.ac.il/~wolf/ytfaces/</text:span></text:a></text:p>
      <text:p text:style-name="P2"><text:span text:style-name="T2"><text:tab/><text:tab/><text:tab/><text:tab/><text:tab/><text:tab/> <text:s/><text:tab/></text:span><text:a xlink:type="simple" xlink:href="https://www.kaggle.com/selfishgene/youtube-faces-with-facial" text:style-name="Internet_20_link" text:visited-style-name="Visited_20_Internet_20_Link">https://www.kaggle.com/selfishgene/youtube-faces-with-facial</text:a><text:a xlink:type="simple" xlink:href="https://www.kaggle.com/selfishgene/youtube-faces-with-facial-keypoints" text:style-name="Internet_20_link" text:visited-style-name="Visited_20_Internet_20_Link"> keypoints</text:a></text:p>
      <text:p text:style-name="P2"><text:span text:style-name="T2"><text:tab/></text:span></text:p>
      <text:p text:style-name="P2"><text:span text:style-name="T2"><text:tab/>2. CelebA -</text:span></text:p>
      <text:p text:style-name="P2"><text:span text:style-name="T2"><text:tab/></text:span><text:a xlink:type="simple" xlink:href="http://mmlab.ie.cuhk.edu.hk/projects/CelebA.html" text:style-name="Internet_20_link" text:visited-style-name="Visited_20_Internet_20_Link">http://mmlab.ie.cuhk.edu.hk/projects/CelebA.html</text:a></text:p>
      <text:p text:style-name="P2"><text:span text:style-name="T2"><text:tab/></text:span></text:p>
      <text:p text:style-name="P2"><text:span text:style-name="T2"><text:tab/></text:span><text:a xlink:type="simple" xlink:href="https://www.kaggle.com/jessicali9530/celeba-dataset" text:style-name="Internet_20_link" text:visited-style-name="Visited_20_Internet_20_Link">https://www.kaggle.com/jessicali9530/celeba-dataset</text:a></text:p>
      <text:p text:style-name="P2"><text:span text:style-name="T2"/></text:p>
      <text:p text:style-name="P2"><text:span text:style-name="T2">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athJax Main" svg:font-family="'MathJax Main'"/>
    <style:font-face style:name="MathJax Math-italic" svg:font-family="'MathJax Math-italic'"/>
    <style:font-face style:name="PT Sans Narrow" svg:font-family="'PT Sans Narrow', sans-serif"/>
    <style:font-face style:name="PT Serif" svg:font-family="'PT Serif'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6T12:10:05.732450689</meta:creation-date>
    <meta:editing-duration>PT10S</meta:editing-duration>
    <meta:editing-cycles>2</meta:editing-cycles>
    <meta:generator>LibreOffice/6.0.7.3$Linux_X86_64 LibreOffice_project/00m0$Build-3</meta:generator>
    <dc:date>2020-03-16T12:20:49.630128778</dc:date>
    <meta:document-statistic meta:table-count="0" meta:image-count="0" meta:object-count="0" meta:page-count="1" meta:paragraph-count="14" meta:word-count="33" meta:character-count="500" meta:non-whitespace-character-count="460"/>
  </office:meta>
</office:document-meta>
</file>